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P6" style:family="paragraph" style:parent-style-name="Standard">
      <style:text-properties fo:font-size="21pt" fo:font-weight="bold" style:font-size-asian="21pt" style:font-weight-asian="bold" style:font-size-complex="21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.</text:p>
      <text:p text:style-name="P1">├── 11-6.pdf</text:p>
      <text:p text:style-name="P1">├── arc_1081convergence_test.pdf</text:p>
      <text:p text:style-name="P1">├── btech-marian-sem-2-university-exam-2025-mech.pdf</text:p>
      <text:p text:style-name="P1">├── btech_vector_differentiation_20250407 (1).pdf</text:p>
      <text:p text:style-name="P1">├── ComparisonTest-handout.pdf</text:p>
      <text:p text:style-name="P1">├── convergence_tests.pdf</text:p>
      <text:p text:style-name="P1">├── Fix-Gordon.pdf</text:p>
      <text:p text:style-name="P1">├── fourier-and-laplace-important-questions.odt</text:p>
      <text:p text:style-name="P1">├── fourier-and-laplace-important-questions.pdf</text:p>
      <text:p text:style-name="P2">├── hw</text:p>
      <text:p text:style-name="P1">│   ├── 1.jpeg</text:p>
      <text:p text:style-name="P1">│   ├── 2.jpeg</text:p>
      <text:p text:style-name="P1">│   └── btech-sem-2hw-1WhatsApp Unknown 2025-04-06 at 18.37.42.zip</text:p>
      <text:p text:style-name="P1">├── IGNOU_Infinte-seriesUnit-8.pdf</text:p>
      <text:p text:style-name="P1">├── infinite_series_convergence_lebinitz_theorem.pdf</text:p>
      <text:p text:style-name="P1">├─<text:span text:style-name="T1">─ ktu-notes</text:span></text:p>
      <text:p text:style-name="P1">│   ├── MAT101 M2-Ktunotes.in.pdf</text:p>
      <text:p text:style-name="P1">│   ├── MAT101 M3-Ktunotes.in.pdf</text:p>
      <text:p text:style-name="P1">│   ├── MAT101 M4-Ktunotes.in.pdf</text:p>
      <text:p text:style-name="P1">│   └── MAT101 M5-Ktunotes.in.pdf</text:p>
      <text:p text:style-name="P1">├── marian-assignment-yadhu-2025-sem2-mech-batch.zip</text:p>
      <text:p text:style-name="P1">├── MATHS 3,4 MODULE.pdf</text:p>
      <text:p text:style-name="P1">├── MIXED SERIES PRACTICE WORKSHEET.pdf</text:p>
      <text:p text:style-name="P3">├── new-print</text:p>
      <text:p text:style-name="P1">│   ├── linear_algebra_vemu-institute.pdf</text:p>
      <text:p text:style-name="P1">│   └── MAT101 M2-Ktunotes.in-1.pdf</text:p>
      <text:p text:style-name="P1">├── PRACTICE FOR ALL SERIES TESTS.pdf</text:p>
      <text:p text:style-name="P1">├── Previous_year_jntu0522ebd229fcc7_M-I_ch_1.pdf</text:p>
      <text:p text:style-name="P1">├── previous-year-question-papers-complex-analysis</text:p>
      <text:p text:style-name="P1">│   ├── BMA53.pdf</text:p>
      <text:p text:style-name="P1">│   ├── BMA63.pdf</text:p>
      <text:p text:style-name="P1">│   ├── bsc-sem_6-complex-analyisi_ram-lal-college.pdf</text:p>
      <text:p text:style-name="P1">│   ├── complex-analysis_DMA31.pdf</text:p>
      <text:p text:style-name="P1">│   ├── complex_analysis_PMA41.pdf</text:p>
      <text:p text:style-name="P1">│   ├── ELECTRONICS AND COMMUNICATION ENGINEERING.pdf</text:p>
      <text:p text:style-name="P1">│   ├── kerala_bsc</text:p>
      <text:p text:style-name="P1">│   │   ├── B.Sc. Mathematics-20250909T083859Z-1-001.zip</text:p>
      <text:p text:style-name="P1">│   │   ├── B.Sc. Mathematics-20250909T083927Z-1-001.zip</text:p>
      <text:p text:style-name="P1">│   │   ├── B.Sc. Mathematics-20250909T083935Z-1-001.zip</text:p>
      <text:p text:style-name="P1">│   │   ├── B.Sc. Mathematics-20250909T083946Z-1-001.zip</text:p>
      <text:p text:style-name="P1">│   │   ├── B.Sc Mathematics-20250909T083953Z-1-001.zip</text:p>
      <text:p text:style-name="P1">│   │   ├── B.Sc Mathematics-20250909T084006Z-1-001.zip</text:p>
      <text:p text:style-name="P1"><text:soft-page-break/>│   │   ├── B.Sc Mathematics-20250909T084018Z-1-001.zip</text:p>
      <text:p text:style-name="P1">│   │   ├── B.Sc Mathematics-20250909T084030Z-1-001.zip</text:p>
      <text:p text:style-name="P1">│   │   ├── B.Sc Mathematics-20250909T084041Z-1-001.zip</text:p>
      <text:p text:style-name="P1">│   │   └── kerala_bsc_complex_analyis</text:p>
      <text:p text:style-name="P1">│   │   <text:s text:c="4"/>├── Complex Analysis II MM 1642 L -1559.pdf</text:p>
      <text:p text:style-name="P1">│   │   <text:s text:c="4"/>├── Complex Analysis II MM 1642 N-1288.pdf</text:p>
      <text:p text:style-name="P1">│   │   <text:s text:c="4"/>├── Complex Analysis -II MM 1642 R-1225.pdf</text:p>
      <text:p text:style-name="P1">│   │   <text:s text:c="4"/>├── Complex Analysis -II MM 1643 C-1437.pdf</text:p>
      <text:p text:style-name="P1">│   │   <text:s text:c="4"/>├── Complex Analysis-II MM 1643 <text:s/>G-1464.pdf</text:p>
      <text:p text:style-name="P1">│   │   <text:s text:c="4"/>├── Complex Analysis -II MM 1643 L-1561.pdf</text:p>
      <text:p text:style-name="P1">│   │   <text:s text:c="4"/>├── Complex Analysis II MM 1643 N-1290.pdf</text:p>
      <text:p text:style-name="P1">│   │   <text:s text:c="4"/>└── Complex Integration MM 1661.3 C-1367.pdf</text:p>
      <text:p text:style-name="P1">│   ├── MAT201 Answer key 2020.pdf</text:p>
      <text:p text:style-name="P1">│   ├── MAT201 Answer key 2021.pdf</text:p>
      <text:p text:style-name="P1">│   ├── MAT201 PARTIAL DIFFERENTIAL EQUATIONS AND COMPLEX ANALYSIS, DECEMBER 2020.pdf</text:p>
      <text:p text:style-name="P1">│   ├── MAT201 PARTIAL DIFFERENTIAL EQUATIONS AND COMPLEX ANALYSIS, DECEMBER 2021.pdf</text:p>
      <text:p text:style-name="P1">│   ├── MAT201 PARTIAL DIFFERENTIAL EQUATIONS AND COMPLEX ANALYSIS, DECEMBER 2022.pdf</text:p>
      <text:p text:style-name="P1">│   ├── MAT201 PARTIAL DIFFERENTIAL EQUATIONS AND COMPLEX ANALYSIS, DECEMBER 2023.pdf</text:p>
      <text:p text:style-name="P1">│   ├── MAT201,UNIVERSITY QUESTIONS WITH SOLUTIONS.pdf</text:p>
      <text:p text:style-name="P1">│   ├── Question-Bank-BTech-Mechanical-Engg-Sem-II-Mathematics-II-BTAM203-18.pdf</text:p>
      <text:p text:style-name="P1">│   ├── SOLVED UNIVERSITY QUESTION PAPERS ( COMPLEX ANALYSIS ).pdf</text:p>
      <text:p text:style-name="P1">│   ├── SOLVED UNIVERSITY QUESTION PAPERS PDE.pdf</text:p>
      <text:p text:style-name="P1">│   ├── tamil-nadu_complex_analysis_qp_III MATHS (20).pdf</text:p>
      <text:p text:style-name="P1">│   └── tamil_nadu_complex_anaysis_DMA41.pdf</text:p>
      <text:p text:style-name="P4">├── print</text:p>
      <text:p text:style-name="P1">│   ├── btech-sem-1-qp-dup-1-2.pdf</text:p>
      <text:p text:style-name="P1">│   ├── file-handling.pdf</text:p>
      <text:p text:style-name="P1">│   ├── M1 MAT101-Ktunotes.in.pdf</text:p>
      <text:p text:style-name="P1">│   ├── M1 - MAT202 - Ktunotes.in.pdf</text:p>
      <text:p text:style-name="P1">│   ├── M3 - MAT202 - Ktunotes.in.pdf</text:p>
      <text:p text:style-name="P1">│   ├── M4 - MAT202 - Ktunotes.in.pdf</text:p>
      <text:p text:style-name="P1">│   ├── MA201LinearAlgebraandcomplexanalysis.pdf</text:p>
      <text:p text:style-name="P1">│   ├── marian-sem-2.pdf</text:p>
      <text:p text:style-name="P1">│   ├── MAT101 M1-Ktunotes.in-1.pdf</text:p>
      <text:p text:style-name="P1">│   ├── Python Strings.pdf</text:p>
      <text:p text:style-name="P1">│   ├── string.pdf</text:p>
      <text:p text:style-name="P1">│   └── XbvJeBuf.html</text:p>
      <text:p text:style-name="P1">├── print.zip</text:p>
      <text:p text:style-name="P5"><text:soft-page-break/>├── qp</text:p>
      <text:p text:style-name="P1">│   ├── marian-qp.pdf</text:p>
      <text:p text:style-name="P1">│   └── marian-sem-2-mech-2025-qp.pdf</text:p>
      <text:p text:style-name="P1">├── qp-marian-mech-sem-2.pdf</text:p>
      <text:p text:style-name="P1">├── question_bank_btech_s1_ec.pdf</text:p>
      <text:p text:style-name="P6">├── question-paper-2015-scheme</text:p>
      <text:p text:style-name="P1">│   ├── 10 . Calculus dec 2017 - ktu qbank.pdf</text:p>
      <text:p text:style-name="P1">│   ├── 11 . MA101-G_APRIL 2018 - ktu qbank.pdf</text:p>
      <text:p text:style-name="P1">│   ├── 12 . MA101-H july 2018 regular - ktu qbank.pdf</text:p>
      <text:p text:style-name="P1">│   ├── 13 . MA101 - Calculus- Dec 2018 - Regular - ktu qbank.pdf</text:p>
      <text:p text:style-name="P1">│   ├── 14 . MA101- Calculus - May 2019 Supple - ktu qbank.pdf</text:p>
      <text:p text:style-name="P1">│   ├── 15 . 2019 December MA101-K - supple - ktu qbank.pdf</text:p>
      <text:p text:style-name="P1">│   ├── 2020-10-21SupplementaryMA101MA101-L - ktu qbank.pdf</text:p>
      <text:p text:style-name="P1">│   ├── 2 ma101-calculus-jan-2016 - ktu qbank.pdf</text:p>
      <text:p text:style-name="P1">│   ├── 3 ma101-calculus-supply-june-2016 - ktu qbank.pdf</text:p>
      <text:p text:style-name="P1">│   ├── 4 ma101-calculus-special-supply-aug-2016 - ktu qbank.pdf</text:p>
      <text:p text:style-name="P1">│   ├── 5 s1-b-tech-calclus-adm-2016-dec-2016 - ktu qbank.pdf</text:p>
      <text:p text:style-name="P1">│   ├── 6 s1-b-tech-calculus-dec-2016 - ktu qbank.pdf</text:p>
      <text:p text:style-name="P1">│   ├── 7 Calculus Retest 15 Scheme 2017 - ktu qbank.pdf</text:p>
      <text:p text:style-name="P1">│   ├── 8 Calculus main 2017 - ktu qbank.pdf</text:p>
      <text:p text:style-name="P1">│   ├── 9 Calculus supply june 2017 - ktu qbank.pdf</text:p>
      <text:p text:style-name="P1">│   ├── dec-2015_1 sample paper calculus - ktu qbank.pdf</text:p>
      <text:p text:style-name="P1">│   ├── IIT_Maths_phd-spring2018.pdf</text:p>
      <text:p text:style-name="P1">│   ├── IIT_Maths_QMAY2019_phpd_iit_bombay.pdf</text:p>
      <text:p text:style-name="P1">│   ├── IIT_May18_screening_test-phd_admission.pdf</text:p>
      <text:p text:style-name="P1">│   ├── ma101-calculus-jan-2016.pdf</text:p>
      <text:p text:style-name="P1">│   ├── MAT101 LINEAR ALGEBRA AND CALCULUS <text:s/>MAY 2024.pdf</text:p>
      <text:p text:style-name="P1">│   ├─<text:span text:style-name="T2">─ print-dup</text:span></text:p>
      <text:p text:style-name="P1">│   │   ├── 10 . Calculus dec 2017 - ktu qbank.pdf</text:p>
      <text:p text:style-name="P1">│   │   ├── 11 . MA101-G_APRIL 2018 - ktu qbank.pdf</text:p>
      <text:p text:style-name="P1">│   │   ├── 12 . MA101-H july 2018 regular - ktu qbank.pdf</text:p>
      <text:p text:style-name="P1">│   │   ├── 13 . MA101 - Calculus- Dec 2018 - Regular - ktu qbank.pdf</text:p>
      <text:p text:style-name="P1">│   │   ├── 14 . MA101- Calculus - May 2019 Supple - ktu qbank.pdf</text:p>
      <text:p text:style-name="P1">│   │   ├── 15 . 2019 December MA101-K - supple - ktu qbank.pdf</text:p>
      <text:p text:style-name="P1">│   │   ├── 1 sample paper calculus - ktu qbank.pdf</text:p>
      <text:p text:style-name="P1">│   │   ├── 2020-10-21SupplementaryMA101MA101-L - ktu qbank.pdf</text:p>
      <text:p text:style-name="P1">│   │   ├── 2 ma101-calculus-jan-2016 - ktu qbank.pdf</text:p>
      <text:p text:style-name="P1">│   │   ├── 3 ma101-calculus-supply-june-2016 - ktu qbank.pdf</text:p>
      <text:p text:style-name="P1">│   │   ├── 4 ma101-calculus-special-supply-aug-2016 - ktu qbank.pdf</text:p>
      <text:p text:style-name="P1">│   │   ├── 5 s1-b-tech-calclus-adm-2016-dec-2016 - ktu qbank.pdf</text:p>
      <text:p text:style-name="P1">│   │   ├── 6 s1-b-tech-calculus-dec-2016 - ktu qbank.pdf</text:p>
      <text:p text:style-name="P1">│   │   ├── 7 Calculus Retest 15 Scheme 2017 - ktu qbank.pdf</text:p>
      <text:p text:style-name="P1">│   │   ├── 8 Calculus main 2017 - ktu qbank.pdf</text:p>
      <text:p text:style-name="P1"><text:soft-page-break/>│   │   ├── 9 Calculus supply june 2017 - ktu qbank.pdf</text:p>
      <text:p text:style-name="P1">│   │   ├── btech-sem-1-qp.pdf</text:p>
      <text:p text:style-name="P1">│   │   ├── ma101-calculus-jan-2016.pdf</text:p>
      <text:p text:style-name="P1">│   │   ├── s1-b-tech-ma-101-calculus-june-july-2017.pdf</text:p>
      <text:p text:style-name="P1">│   │   └── s1-sh-calculus-may-2019.pdf</text:p>
      <text:p text:style-name="P1">│   ├── s1-b-tech-ma-101-calculus-june-july-2017.pdf</text:p>
      <text:p text:style-name="P1">│   └── sem_1_may_2019_maths_qp.pdf</text:p>
      <text:p text:style-name="P1">├── resouce-complex-analysis.txt</text:p>
      <text:p text:style-name="P1">├── revision-notes-formula-btech.odt</text:p>
      <text:p text:style-name="P1">├── revision-notes-formula-btech.pdf</text:p>
      <text:p text:style-name="P1">├── <text:span text:style-name="T1">sem-3-</text:span></text:p>
      <text:p text:style-name="P1">│   ├── AdvancedEngineeringMathematics.pdf</text:p>
      <text:p text:style-name="P1">│   ├── fourier-btech-adv-maths-kreyszig.pdf</text:p>
      <text:p text:style-name="P1">│   ├── Mod 5 Vector Calculus &amp; Differential Equations and Transforms - Kerala Notes.pdf</text:p>
      <text:p text:style-name="P1">│   ├── pyq-questions-fourier-integrals.odt</text:p>
      <text:p text:style-name="P1">│   ├── pyq-questions-fourier-integrals.pdf</text:p>
      <text:p text:style-name="P1">│   └── videoplayback</text:p>
      <text:p text:style-name="P1">├── seriesconvergediverge.pdf</text:p>
      <text:p text:style-name="P1">├── short_cutC14_ConvergenceTestsForInfiniteSeries_BP_10_8_14.pdf</text:p>
      <text:p text:style-name="P1">├─<text:span text:style-name="T3">─ syllabus</text:span></text:p>
      <text:p text:style-name="P1">│   ├── btech_2024_first_year_syllabus.pdf</text:p>
      <text:p text:style-name="P1">│   ├── B.TechAcademicCalender_S3_S5_S7July24-Dec24andandS4_S6_S8-1.pdf</text:p>
      <text:p text:style-name="P1">│   ├── linear_algebra.pdf</text:p>
      <text:p text:style-name="P1">│   └── New-S1-and-S2.pdf</text:p>
      <text:p text:style-name="P1">├── syllabus_2016_modifiied_yadhu_syllabus.pdf</text:p>
      <text:p text:style-name="P1">├── testsforconvergencewithanswers.pdf</text:p>
      <text:p text:style-name="P1">├── tutorial2025.pdf</text:p>
      <text:p text:style-name="P1">├── vector-calculus-mod-4-btech.pdf</text:p>
      <text:p text:style-name="P1">├── vector.pdf</text:p>
      <text:p text:style-name="P1">├── yadhu-reources.txt</text:p>
      <text:p text:style-name="P1">└── yadhu-sem-1-maths.pdf</text:p>
      <text:p text:style-name="P1"/>
      <text:p text:style-name="P1">13 directories, 142 fil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9T14:26:45.196256674</meta:creation-date>
    <dc:date>2025-09-09T14:32:45.299011548</dc:date>
    <meta:editing-duration>PT6M1S</meta:editing-duration>
    <meta:editing-cycles>1</meta:editing-cycles>
    <meta:document-statistic meta:table-count="0" meta:image-count="0" meta:object-count="0" meta:page-count="4" meta:paragraph-count="156" meta:word-count="823" meta:character-count="6699" meta:non-whitespace-character-count="5694"/>
    <meta:generator>LibreOffice/25.2.2.2$Linux_X86_64 LibreOffice_project/520$Build-2</meta:generator>
  </office:meta>
</office:document-meta>
</file>